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Text_20_body">
      <style:text-properties officeooo:rsid="00063841" officeooo:paragraph-rsid="00063841"/>
    </style:style>
    <style:style style:name="P3" style:family="paragraph" style:parent-style-name="Text_20_body">
      <style:text-properties officeooo:rsid="00067e86" officeooo:paragraph-rsid="00067e86"/>
    </style:style>
    <style:style style:name="P4" style:family="paragraph" style:parent-style-name="Code">
      <style:text-properties style:font-name="Courier 10 Pitch1"/>
    </style:style>
    <style:style style:name="P5" style:family="paragraph" style:parent-style-name="Code">
      <style:text-properties officeooo:paragraph-rsid="000a4ddd"/>
    </style:style>
    <style:style style:name="P6" style:family="paragraph" style:parent-style-name="Text_20_body" style:list-style-name="L1">
      <style:text-properties officeooo:paragraph-rsid="00067e86"/>
    </style:style>
    <style:style style:name="P7" style:family="paragraph" style:parent-style-name="Text_20_body" style:list-style-name="L1">
      <style:text-properties officeooo:paragraph-rsid="00085416"/>
    </style:style>
    <style:style style:name="P8" style:family="paragraph" style:parent-style-name="Text_20_body" style:list-style-name="L2">
      <style:text-properties officeooo:rsid="000a4ddd" officeooo:paragraph-rsid="000c986f"/>
    </style:style>
    <style:style style:name="P9" style:family="paragraph" style:parent-style-name="Text_20_body">
      <style:text-properties officeooo:rsid="000a4ddd" officeooo:paragraph-rsid="000a4ddd"/>
    </style:style>
    <style:style style:name="P10" style:family="paragraph" style:parent-style-name="Text_20_body" style:list-style-name="L3">
      <style:text-properties officeooo:paragraph-rsid="0012b166"/>
    </style:style>
    <style:style style:name="P11" style:family="paragraph" style:parent-style-name="Text_20_body" style:list-style-name="L4">
      <style:text-properties officeooo:paragraph-rsid="000ad496"/>
    </style:style>
    <style:style style:name="P12" style:family="paragraph" style:parent-style-name="Text_20_body">
      <style:text-properties officeooo:paragraph-rsid="000a4ddd"/>
    </style:style>
    <style:style style:name="P13" style:family="paragraph" style:parent-style-name="Text_20_body" style:list-style-name="L6">
      <style:text-properties officeooo:rsid="001cd8bf" officeooo:paragraph-rsid="001cd8bf"/>
    </style:style>
    <style:style style:name="P14" style:family="paragraph" style:parent-style-name="Text_20_body" style:list-style-name="L7">
      <style:text-properties officeooo:rsid="001cd8bf" officeooo:paragraph-rsid="001cd8bf"/>
    </style:style>
    <style:style style:name="P15" style:family="paragraph" style:parent-style-name="Text_20_body" style:list-style-name="L8">
      <style:text-properties officeooo:rsid="001cd8bf" officeooo:paragraph-rsid="001cd8bf"/>
    </style:style>
    <style:style style:name="P16" style:family="paragraph" style:parent-style-name="Text_20_body" style:list-style-name="L9">
      <style:text-properties officeooo:rsid="001cd8bf" officeooo:paragraph-rsid="001cd8bf"/>
    </style:style>
    <style:style style:name="P17" style:family="paragraph" style:parent-style-name="Text_20_body">
      <style:text-properties officeooo:rsid="0020e34e" officeooo:paragraph-rsid="0020e34e"/>
    </style:style>
    <style:style style:name="P18" style:family="paragraph" style:parent-style-name="Text_20_body" style:list-style-name="L10">
      <style:text-properties officeooo:rsid="0020e34e" officeooo:paragraph-rsid="0020e34e"/>
    </style:style>
    <style:style style:name="P19" style:family="paragraph" style:parent-style-name="Code">
      <style:text-properties fo:color="#000000" style:font-name="Courier 10 Pitch1" fo:font-size="10pt" style:font-size-asian="10pt"/>
    </style:style>
    <style:style style:name="P20" style:family="paragraph" style:parent-style-name="Code">
      <style:text-properties fo:color="#000000" style:font-name="Monospace" fo:font-size="10pt" officeooo:rsid="000a4ddd" officeooo:paragraph-rsid="000a4ddd" style:font-size-asian="10pt" style:font-size-complex="12pt"/>
    </style:style>
    <style:style style:name="P21" style:family="paragraph" style:parent-style-name="Code">
      <style:text-properties officeooo:paragraph-rsid="001cd8bf"/>
    </style:style>
    <style:style style:name="P22" style:family="paragraph" style:parent-style-name="Code">
      <style:text-properties officeooo:rsid="000a4ddd" officeooo:paragraph-rsid="001cd8bf"/>
    </style:style>
    <style:style style:name="P23" style:family="paragraph" style:parent-style-name="Heading_20_2">
      <style:text-properties officeooo:rsid="000ad496" officeooo:paragraph-rsid="000ad496"/>
    </style:style>
    <style:style style:name="T1" style:family="text">
      <style:text-properties officeooo:rsid="00067e86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085416" style:font-size-asian="10pt"/>
    </style:style>
    <style:style style:name="T4" style:family="text">
      <style:text-properties fo:color="#000000" style:font-name="Monospace" fo:font-size="10pt" officeooo:rsid="000a4ddd" style:font-size-asian="10pt"/>
    </style:style>
    <style:style style:name="T5" style:family="text">
      <style:text-properties fo:color="#000000" style:font-name="Monospace" fo:font-size="10pt" officeooo:rsid="001bebad" style:font-size-asian="10pt"/>
    </style:style>
    <style:style style:name="T6" style:family="text">
      <style:text-properties fo:color="#000000" style:font-name="Monospace" fo:font-size="10pt" officeooo:rsid="001cd8bf" style:font-size-asian="10pt"/>
    </style:style>
    <style:style style:name="T7" style:family="text">
      <style:text-properties fo:color="#000000" style:font-name="Monospace" fo:font-size="10pt" officeooo:rsid="001eb41d" style:font-size-asian="10pt"/>
    </style:style>
    <style:style style:name="T8" style:family="text">
      <style:text-properties fo:color="#000000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000000" style:font-name="Courier 10 Pitch1" fo:font-size="10pt" style:font-size-asian="10pt"/>
    </style:style>
    <style:style style:name="T10" style:family="text">
      <style:text-properties fo:color="#000000" style:font-name="Courier 10 Pitch1" fo:font-size="10pt" officeooo:rsid="00067e86" style:font-size-asian="10pt"/>
    </style:style>
    <style:style style:name="T11" style:family="text">
      <style:text-properties fo:color="#000000" style:font-name="Courier 10 Pitch1" fo:font-size="10pt" officeooo:rsid="00067e86" style:font-size-asian="10pt" style:font-size-complex="10pt"/>
    </style:style>
    <style:style style:name="T12" style:family="text">
      <style:text-properties fo:color="#000000" style:font-name="Courier 10 Pitch1" fo:font-size="10pt" officeooo:rsid="00085416" style:font-size-asian="10pt" style:font-size-complex="10pt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fo:font-size="10pt" fo:font-style="italic" style:font-size-asian="10pt" style:font-style-asian="italic"/>
    </style:style>
    <style:style style:name="T15" style:family="text">
      <style:text-properties fo:color="#000000" style:font-name="Liberation Serif" fo:font-size="12pt" style:font-size-asian="10.5pt" style:font-size-complex="12pt"/>
    </style:style>
    <style:style style:name="T16" style:family="text">
      <style:text-properties fo:color="#000000" style:font-name="Liberation Serif" fo:font-size="12pt" officeooo:rsid="000d314b" style:font-size-asian="10.5pt" style:font-size-complex="12pt"/>
    </style:style>
    <style:style style:name="T17" style:family="text">
      <style:text-properties fo:color="#000000" style:font-name="Liberation Serif" fo:font-size="12pt" officeooo:rsid="0012b166" style:font-size-asian="10.5pt" style:font-size-complex="12pt"/>
    </style:style>
    <style:style style:name="T18" style:family="text">
      <style:text-properties fo:color="#000000" style:font-name="Monospace" fo:font-size="10pt" style:font-size-asian="10pt"/>
    </style:style>
    <style:style style:name="T19" style:family="text">
      <style:text-properties fo:color="#000000" style:font-name="Monospace" fo:font-size="10pt" officeooo:rsid="0020e34e" style:font-size-asian="10pt"/>
    </style:style>
    <style:style style:name="T20" style:family="text">
      <style:text-properties fo:color="#000000" style:font-name="Monospace" fo:font-size="10pt" fo:font-style="italic" fo:font-weight="bold" style:font-size-asian="10pt" style:font-style-asian="italic" style:font-weight-asian="bold"/>
    </style:style>
    <style:style style:name="T21" style:family="text">
      <style:text-properties fo:color="#7f0055" style:font-name="Monospace" fo:font-size="10pt" fo:font-weight="bold" style:font-size-asian="10pt" style:font-weight-asian="bold"/>
    </style:style>
    <style:style style:name="T22" style:family="text">
      <style:text-properties fo:color="#7f0055" fo:font-size="10pt" fo:font-weight="bold" style:font-size-asian="10pt" style:font-weight-asian="bold"/>
    </style:style>
    <style:style style:name="T23" style:family="text">
      <style:text-properties fo:color="#7f0055" style:font-name="Monospace" fo:font-size="10pt" fo:font-weight="bold" style:font-size-asian="10pt" style:font-weight-asian="bold"/>
    </style:style>
    <style:style style:name="T24" style:family="text">
      <style:text-properties fo:color="#3f5fbf" fo:font-size="10pt" style:font-size-asian="10pt"/>
    </style:style>
    <style:style style:name="T25" style:family="text">
      <style:text-properties fo:color="#3f3fbf" fo:font-size="10pt" style:font-size-asian="10pt"/>
    </style:style>
    <style:style style:name="T2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7" style:family="text">
      <style:text-properties fo:color="#0000c0" style:font-name="Monospace" fo:font-size="10pt" fo:font-style="italic" fo:font-weight="bold" officeooo:rsid="000a4ddd" style:font-size-asian="10pt" style:font-style-asian="italic" style:font-weight-asian="bold"/>
    </style:style>
    <style:style style:name="T28" style:family="text">
      <style:text-properties fo:color="#0000c0" style:font-name="Monospace" fo:font-size="10pt" fo:font-style="italic" fo:font-weight="bold" officeooo:rsid="0016443f" style:font-size-asian="10pt" style:font-style-asian="italic" style:font-weight-asian="bold"/>
    </style:style>
    <style:style style:name="T29" style:family="text">
      <style:text-properties fo:color="#0000c0" fo:font-size="10pt" fo:font-style="italic" fo:font-weight="bold" style:font-size-asian="10pt" style:font-style-asian="italic" style:font-weight-asian="bold"/>
    </style:style>
    <style:style style:name="T3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1" style:family="text">
      <style:text-properties fo:color="#2a00ff" style:font-name="Monospace" fo:font-size="10pt" style:font-size-asian="10pt"/>
    </style:style>
    <style:style style:name="T32" style:family="text">
      <style:text-properties fo:color="#2a00ff" style:font-name="Monospace" fo:font-size="10pt" officeooo:rsid="000a4ddd" style:font-size-asian="10pt"/>
    </style:style>
    <style:style style:name="T33" style:family="text">
      <style:text-properties fo:color="#2a00ff" style:font-name="Monospace" fo:font-size="10pt" officeooo:rsid="0016443f" style:font-size-asian="10pt"/>
    </style:style>
    <style:style style:name="T34" style:family="text">
      <style:text-properties fo:color="#2a00ff" style:font-name="Monospace" fo:font-size="10pt" officeooo:rsid="001bebad" style:font-size-asian="10pt"/>
    </style:style>
    <style:style style:name="T35" style:family="text">
      <style:text-properties fo:color="#2a00ff" style:font-name="Monospace" fo:font-size="10pt" officeooo:rsid="001cd8bf" style:font-size-asian="10pt"/>
    </style:style>
    <style:style style:name="T36" style:family="text">
      <style:text-properties fo:color="#2a00ff" style:font-name="Monospace" fo:font-size="10pt" style:font-size-asian="10pt"/>
    </style:style>
    <style:style style:name="T37" style:family="text">
      <style:text-properties fo:color="#2a00ff" style:font-name="Monospace" fo:font-size="10pt" officeooo:rsid="0020e34e" style:font-size-asian="10pt"/>
    </style:style>
    <style:style style:name="T38" style:family="text">
      <style:text-properties style:font-name="Courier 10 Pitch1" fo:font-size="10pt" style:font-size-asian="10pt" style:font-size-complex="10pt"/>
    </style:style>
    <style:style style:name="T39" style:family="text">
      <style:text-properties style:font-name="Courier 10 Pitch1" fo:font-size="10pt" officeooo:rsid="00067e86" style:font-size-asian="10pt" style:font-size-complex="10pt"/>
    </style:style>
    <style:style style:name="T40" style:family="text">
      <style:text-properties style:font-name="Courier 10 Pitch1" fo:font-size="10pt" officeooo:rsid="0012b166" style:font-size-asian="10pt" style:font-size-complex="10pt"/>
    </style:style>
    <style:style style:name="T41" style:family="text">
      <style:text-properties officeooo:rsid="0012b166"/>
    </style:style>
    <style:style style:name="T42" style:family="text">
      <style:text-properties fo:color="#6a3e3e" style:font-name="Monospace" fo:font-size="10pt" style:font-size-asian="10pt"/>
    </style:style>
    <style:style style:name="T43" style:family="text">
      <style:text-properties fo:color="#6a3e3e" style:font-name="Monospace" fo:font-size="10pt" officeooo:rsid="0016443f" style:font-size-asian="10pt"/>
    </style:style>
    <style:style style:name="T44" style:family="text">
      <style:text-properties fo:color="#6a3e3e" style:font-name="Monospace" fo:font-size="10pt" style:font-size-asian="10pt"/>
    </style:style>
    <style:style style:name="T45" style:family="text">
      <style:text-properties officeooo:rsid="00193663"/>
    </style:style>
    <style:style style:name="T46" style:family="text">
      <style:text-properties officeooo:rsid="001bebad"/>
    </style:style>
    <style:style style:name="T47" style:family="text">
      <style:text-properties officeooo:rsid="000ad4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Log</text:h>
      <text:p text:style-name="Text_20_body"/>
      <text:h text:style-name="Heading_20_2" text:outline-level="2">Aim</text:h>
      <text:p text:style-name="P2">Log an internal application message, useful for debugging.</text:p>
      <text:h text:style-name="Heading_20_2" text:outline-level="2">How to</text:h>
      <text:list xml:id="list4657532513115556184" text:style-name="L1">
        <text:list-item>
          <text:p text:style-name="P6"><text:span text:style-name="T1">Use the </text:span><text:span text:style-name="T9">org.apache.log4j</text:span><text:span text:style-name="T2"> </text:span><text:span text:style-name="T1">logging library</text:span></text:p>
        </text:list-item>
        <text:list-item>
          <text:p text:style-name="P7"><text:span text:style-name="T1">Define a </text:span><text:span text:style-name="T39">final static </text:span><text:span text:style-name="T11">org.apache.log4j.</text:span><text:span text:style-name="T12">Logger</text:span><text:span text:style-name="T3"> </text:span><text:span text:style-name="T1">for each class as the following :</text:span></text:p>
        </text:list-item>
      </text:list>
      <text:p text:style-name="P1"/>
      <text:p text:style-name="P4"><text:span text:style-name="T22">import</text:span><text:span text:style-name="T13"> org.apache.log4j.Logger;</text:span></text:p>
      <text:p text:style-name="P4"/>
      <text:p text:style-name="P4"><text:span text:style-name="T22">public</text:span><text:span text:style-name="T13"> </text:span><text:span text:style-name="T22">class</text:span><text:span text:style-name="T13"> Foo {</text:span></text:p>
      <text:p text:style-name="P4"/>
      <text:p text:style-name="P4"><text:span text:style-name="T13"><text:tab/></text:span><text:span text:style-name="T24">/** The associated </text:span><text:span text:style-name="T25">{@link Logger}</text:span><text:span text:style-name="T24"> to this class */</text:span></text:p>
      <text:p text:style-name="P4"><text:span text:style-name="T13"><text:tab/></text:span><text:span text:style-name="T22">private</text:span><text:span text:style-name="T13"> </text:span><text:span text:style-name="T22">static</text:span><text:span text:style-name="T13"> </text:span><text:span text:style-name="T22">final</text:span><text:span text:style-name="T13"> Logger </text:span><text:span text:style-name="T29">LOG</text:span><text:span text:style-name="T13"> = Logger.</text:span><text:span text:style-name="T14">getLogger</text:span><text:span text:style-name="T13">(Foo.</text:span><text:span text:style-name="T22">class</text:span><text:span text:style-name="T13">);</text:span></text:p>
      <text:p text:style-name="P4"/>
      <text:p text:style-name="P19"><text:tab/>...</text:p>
      <text:p text:style-name="P19">}</text:p>
      <text:p text:style-name="P3"/>
      <text:list xml:id="list1590741628136589901" text:style-name="L2">
        <text:list-item>
          <text:p text:style-name="P8"><text:span text:style-name="T46">To log a DEBUG message, u</text:span>se the following syntax:</text:p>
        </text:list-item>
      </text:list>
      <text:p text:style-name="P5"><text:span text:style-name="T21">if</text:span><text:span text:style-name="T2"> (</text:span><text:span text:style-name="T26">LOG</text:span><text:span text:style-name="T2">.</text:span><text:span text:style-name="T5">isDebugEnabled</text:span><text:span text:style-name="T2">() {</text:span></text:p>
      <text:p text:style-name="P5"><text:span text:style-name="T8"><text:tab/></text:span><text:span text:style-name="T26">LOG</text:span><text:span text:style-name="T2">.</text:span><text:span text:style-name="T5">debug</text:span><text:span text:style-name="T2">(</text:span><text:span text:style-name="T31">"</text:span><text:span text:style-name="T35">DEBUG</text:span><text:span text:style-name="T34"> l</text:span><text:span text:style-name="T32">og Message</text:span><text:span text:style-name="T31">"</text:span><text:span text:style-name="T2">);</text:span></text:p>
      <text:p text:style-name="P20">}</text:p>
      <text:p text:style-name="P12"/>
      <text:list xml:id="list7850130114152160456" text:style-name="L6">
        <text:list-item>
          <text:p text:style-name="P13">To log a INFO message, use the following syntax :</text:p>
        </text:list-item>
      </text:list>
      <text:p text:style-name="P21"><text:span text:style-name="T26">LOG</text:span><text:span text:style-name="T2">.</text:span><text:span text:style-name="T6">info</text:span><text:span text:style-name="T2">(</text:span><text:span text:style-name="T31">"</text:span><text:span text:style-name="T35">INFO </text:span><text:span text:style-name="T34">l</text:span><text:span text:style-name="T32">og Message</text:span><text:span text:style-name="T31">"</text:span><text:span text:style-name="T2">);</text:span></text:p>
      <text:p text:style-name="P9"/>
      <text:list xml:id="list434977961170094647" text:style-name="L7">
        <text:list-item>
          <text:p text:style-name="P14">To log a WARN message, use the following syntax :</text:p>
        </text:list-item>
      </text:list>
      <text:p text:style-name="P22"><text:span text:style-name="T26">LOG</text:span><text:span text:style-name="T2">.</text:span><text:span text:style-name="T6">warn</text:span><text:span text:style-name="T2">(</text:span><text:span text:style-name="T31">"</text:span><text:span text:style-name="T35">WARN </text:span><text:span text:style-name="T34">l</text:span><text:span text:style-name="T31">og Message"</text:span><text:span text:style-name="T2">);</text:span></text:p>
      <text:p text:style-name="P9"/>
      <text:list xml:id="list4773905499021598852" text:style-name="L8">
        <text:list-item>
          <text:p text:style-name="P15">To log a ERROR message, use the following syntax :</text:p>
        </text:list-item>
      </text:list>
      <text:p text:style-name="P22"><text:span text:style-name="T26">LOG</text:span><text:span text:style-name="T2">.</text:span><text:span text:style-name="T6">error</text:span><text:span text:style-name="T2">(</text:span><text:span text:style-name="T31">"</text:span><text:span text:style-name="T35">ERROR </text:span><text:span text:style-name="T34">l</text:span><text:span text:style-name="T31">og Message"</text:span><text:span text:style-name="T2">);</text:span></text:p>
      <text:p text:style-name="P9"/>
      <text:list xml:id="list743917165600219422" text:style-name="L9">
        <text:list-item>
          <text:p text:style-name="P16">To log a FATAL message, use the following syntax :</text:p>
        </text:list-item>
      </text:list>
      <text:p text:style-name="P22"><text:span text:style-name="T26">LOG</text:span><text:span text:style-name="T2">.</text:span><text:span text:style-name="T6">fatal</text:span><text:span text:style-name="T2">(</text:span><text:span text:style-name="T31">"</text:span><text:span text:style-name="T35">FATAL </text:span><text:span text:style-name="T34">l</text:span><text:span text:style-name="T31">og Message"</text:span><text:span text:style-name="T2">);</text:span></text:p>
      <text:p text:style-name="P9"/>
      <text:list xml:id="list4518268812344804351" text:style-name="L3">
        <text:list-item>
          <text:p text:style-name="P10"><text:span text:style-name="T41">If message is complex, then construct it through a </text:span><text:span text:style-name="T40">StringBuilder</text:span><text:span text:style-name="T41"> like this :</text:span></text:p>
        </text:list-item>
      </text:list>
      <text:p text:style-name="Code"><text:soft-page-break/><text:span text:style-name="T2">StringBuilder </text:span><text:span text:style-name="T42">message</text:span><text:span text:style-name="T2"> = </text:span><text:span text:style-name="T21">new</text:span><text:span text:style-name="T2"> StringBuilder();</text:span></text:p>
      <text:p text:style-name="Code"><text:span text:style-name="T42">message</text:span><text:span text:style-name="T2">.append(</text:span><text:span text:style-name="T31">"</text:span><text:span text:style-name="T33">This is a</text:span><text:span text:style-name="T31"> "</text:span><text:span text:style-name="T2">);</text:span></text:p>
      <text:p text:style-name="Code"><text:span text:style-name="T42">message</text:span><text:span text:style-name="T2">.append(</text:span><text:span text:style-name="T43">complex</text:span><text:span text:style-name="T2">);</text:span></text:p>
      <text:p text:style-name="Code"><text:span text:style-name="T42">message</text:span><text:span text:style-name="T2">.append(</text:span><text:span text:style-name="T31">" </text:span><text:span text:style-name="T33">message</text:span><text:span text:style-name="T31">"</text:span><text:span text:style-name="T2">);</text:span></text:p>
      <text:p text:style-name="Code"><text:span text:style-name="T26">LOG</text:span><text:span text:style-name="T2">.i</text:span><text:span text:style-name="T7">nfo</text:span><text:span text:style-name="T2">(Level.</text:span><text:span text:style-name="T28">[LEVEL]</text:span><text:span text:style-name="T2">, </text:span><text:span text:style-name="T42">message</text:span><text:span text:style-name="T2">.toString());</text:span></text:p>
      <text:p text:style-name="P17"/>
      <text:list xml:id="list8260732338722684485" text:style-name="L10">
        <text:list-item>
          <text:p text:style-name="P18">In case of messages declared into a catch block, prefer to associate the thrown exception :</text:p>
        </text:list-item>
      </text:list>
      <text:p text:style-name="Code"><text:span text:style-name="T2">} </text:span><text:span text:style-name="T21">catch</text:span><text:span text:style-name="T2"> (</text:span><text:span text:style-name="T19">FooException</text:span><text:span text:style-name="T2"> </text:span><text:span text:style-name="T42">e</text:span><text:span text:style-name="T2">) {</text:span></text:p>
      <text:p text:style-name="Code"><text:span text:style-name="T8"><text:tab/></text:span><text:span text:style-name="T26">LOG</text:span><text:span text:style-name="T2">.warn(</text:span><text:span text:style-name="T31">"</text:span><text:span text:style-name="T37">Unable to do foo</text:span><text:span text:style-name="T31">"</text:span><text:span text:style-name="T2">, </text:span><text:span text:style-name="T42">e</text:span><text:span text:style-name="T2">);</text:span></text:p>
      <text:p text:style-name="Code"><text:span text:style-name="T2">}</text:span></text:p>
      <text:p text:style-name="P17"/>
      <text:h text:style-name="P23" text:outline-level="2">Note<text:span text:style-name="T45">s</text:span></text:h>
      <text:list xml:id="list4859476279741251809" text:style-name="L4">
        <text:list-item>
          <text:p text:style-name="P11"><text:span text:style-name="T47">Always wondering the message priority, and then associate the correct leve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0cm" fo:margin-right="0cm" fo:text-align="start" style:justify-single-word="false" fo:text-indent="0cm" style:auto-text-indent="false" fo:background-color="#eeeeee" fo:padding="0.101cm" fo:border="0.06pt dotted #cccccc" style:shadow="none">
        <style:tab-stops/>
        <style:background-image/>
      </style:paragraph-properties>
      <style:text-properties style:font-name="Courier 10 Pitch" fo:font-family="'Courier 10 Pitch'" style:font-style-name="Normal" style:font-pitch="fixed" fo:font-size="10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1:17:56.446613526</meta:creation-date>
    <dc:date>2014-08-26T15:50:05.700477804</dc:date>
    <meta:editing-duration>PT45M48S</meta:editing-duration>
    <meta:editing-cycles>26</meta:editing-cycles>
    <meta:generator>LibreOffice/4.2.4.2$Linux_X86_64 LibreOffice_project/420m0$Build-2</meta:generator>
    <meta:document-statistic meta:table-count="0" meta:image-count="0" meta:object-count="0" meta:page-count="2" meta:paragraph-count="36" meta:word-count="199" meta:character-count="1275" meta:non-whitespace-character-count="1117"/>
  </office:meta>
</office:document-meta>
</file>